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1c0208"/>
    </style:style>
    <style:style style:name="P2" style:family="paragraph" style:parent-style-name="Standard" style:list-style-name="L6">
      <style:paragraph-properties fo:text-align="start" style:justify-single-word="false"/>
      <style:text-properties style:font-name="DejaVu Sans Condensed" officeooo:paragraph-rsid="00551cc4"/>
    </style:style>
    <style:style style:name="P3" style:family="paragraph" style:parent-style-name="Standard" style:list-style-name="L11">
      <style:paragraph-properties fo:text-align="start" style:justify-single-word="false"/>
      <style:text-properties style:font-name="DejaVu Sans Condensed" officeooo:paragraph-rsid="00551cc4"/>
    </style:style>
    <style:style style:name="P4" style:family="paragraph" style:parent-style-name="Standard" style:list-style-name="L29">
      <style:paragraph-properties fo:text-align="start" style:justify-single-word="false"/>
      <style:text-properties style:font-name="DejaVu Sans Condensed" officeooo:paragraph-rsid="00551cc4"/>
    </style:style>
    <style:style style:name="P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1ab0d" officeooo:paragraph-rsid="00551cc4" style:font-size-asian="12pt" style:font-weight-asian="normal" style:font-size-complex="12pt" style:font-weight-complex="normal"/>
    </style:style>
    <style:style style:name="P6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41ab0d" officeooo:paragraph-rsid="00551cc4" style:font-size-asian="12pt" style:font-weight-asian="normal" style:font-size-complex="12pt" style:font-weight-complex="normal"/>
    </style:style>
    <style:style style:name="P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ec9d5" officeooo:paragraph-rsid="00551cc4" style:font-size-asian="12pt" style:font-weight-asian="normal" style:font-size-complex="12pt" style:font-weight-complex="normal"/>
    </style:style>
    <style:style style:name="P8" style:family="paragraph" style:parent-style-name="Standard" style:list-style-name="L31">
      <style:paragraph-properties fo:text-align="start" style:justify-single-word="false"/>
      <style:text-properties style:font-name="DejaVu Sans Condensed" fo:font-size="12pt" fo:font-weight="normal" officeooo:rsid="005217ae" officeooo:paragraph-rsid="00551cc4" style:font-size-asian="12pt" style:font-weight-asian="normal" style:font-size-complex="12pt" style:font-weight-complex="normal"/>
    </style:style>
    <style:style style:name="P9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41d374" officeooo:paragraph-rsid="00551cc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9bc6" officeooo:paragraph-rsid="001c0208" style:font-size-asian="12pt" style:font-weight-asian="normal" style:font-size-complex="12pt" style:font-weight-complex="normal"/>
    </style:style>
    <style:style style:name="P11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2" style:family="paragraph" style:parent-style-name="Standard" style:list-style-name="L22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3" style:family="paragraph" style:parent-style-name="Standard" style:list-style-name="L23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4" style:family="paragraph" style:parent-style-name="Standard" style:list-style-name="L24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5" style:family="paragraph" style:parent-style-name="Standard" style:list-style-name="L27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6" style:family="paragraph" style:parent-style-name="Standard" style:list-style-name="L26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b9bc6" officeooo:paragraph-rsid="00551cc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9a5f" officeooo:paragraph-rsid="00551cc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6ead" officeooo:paragraph-rsid="00551cc4" style:font-size-asian="12pt" style:font-weight-asian="normal" style:font-size-complex="12pt" style:font-weight-complex="normal"/>
    </style:style>
    <style:style style:name="P20" style:family="paragraph" style:parent-style-name="Standard" style:list-style-name="L26">
      <style:paragraph-properties fo:text-align="start" style:justify-single-word="false"/>
      <style:text-properties style:font-name="DejaVu Sans Condensed" fo:font-size="12pt" fo:font-weight="normal" officeooo:rsid="0059d98c" officeooo:paragraph-rsid="00551cc4" style:font-size-asian="12pt" style:font-weight-asian="normal" style:font-size-complex="12pt" style:font-weight-complex="normal"/>
    </style:style>
    <style:style style:name="P21" style:family="paragraph" style:parent-style-name="Standard" style:list-style-name="L26">
      <style:paragraph-properties fo:text-align="start" style:justify-single-word="false"/>
      <style:text-properties style:font-name="DejaVu Sans Condensed" fo:font-size="12pt" fo:font-weight="normal" officeooo:rsid="004cc222" officeooo:paragraph-rsid="00551cc4" style:font-size-asian="12pt" style:font-weight-asian="normal" style:font-size-complex="12pt" style:font-weight-complex="normal"/>
    </style:style>
    <style:style style:name="P22" style:family="paragraph" style:parent-style-name="Standard" style:list-style-name="L27">
      <style:paragraph-properties fo:text-align="start" style:justify-single-word="false"/>
      <style:text-properties style:font-name="DejaVu Sans Condensed" fo:font-size="12pt" fo:font-weight="normal" officeooo:rsid="00551cc4" officeooo:paragraph-rsid="00551cc4" style:font-size-asian="12pt" style:font-weight-asian="normal" style:font-size-complex="12pt" style:font-weight-complex="normal"/>
    </style:style>
    <style:style style:name="P23" style:family="paragraph" style:parent-style-name="Standard" style:list-style-name="L26">
      <style:paragraph-properties fo:text-align="start" style:justify-single-word="false"/>
      <style:text-properties style:font-name="DejaVu Sans Condensed" fo:font-size="12pt" fo:font-weight="normal" officeooo:rsid="00551cc4" officeooo:paragraph-rsid="00551cc4" style:font-size-asian="12pt" style:font-weight-asian="normal" style:font-size-complex="12pt" style:font-weight-complex="normal"/>
    </style:style>
    <style:style style:name="P24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weight="normal" officeooo:rsid="0055f869" officeooo:paragraph-rsid="0055f869" style:font-size-asian="12pt" style:font-weight-asian="normal" style:font-size-complex="12pt" style:font-weight-complex="normal"/>
    </style:style>
    <style:style style:name="P25" style:family="paragraph" style:parent-style-name="Standard" style:list-style-name="L32">
      <style:paragraph-properties fo:text-align="start" style:justify-single-word="false"/>
      <style:text-properties style:font-name="DejaVu Sans Condensed" fo:font-size="12pt" fo:font-weight="normal" officeooo:rsid="0055f869" officeooo:paragraph-rsid="0055f869" style:font-size-asian="12pt" style:font-weight-asian="normal" style:font-size-complex="12pt" style:font-weight-complex="normal"/>
    </style:style>
    <style:style style:name="P26" style:family="paragraph" style:parent-style-name="Standard" style:list-style-name="L22">
      <style:paragraph-properties fo:text-align="start" style:justify-single-word="false"/>
      <style:text-properties style:font-name="DejaVu Sans Condensed" fo:font-size="12pt" fo:font-weight="normal" officeooo:rsid="0055f869" officeooo:paragraph-rsid="0055f869" style:font-size-asian="12pt" style:font-weight-asian="normal" style:font-size-complex="12pt" style:font-weight-complex="normal"/>
    </style:style>
    <style:style style:name="P27" style:family="paragraph" style:parent-style-name="Standard" style:list-style-name="L30">
      <style:paragraph-properties fo:text-align="start" style:justify-single-word="false"/>
      <style:text-properties style:font-name="DejaVu Sans Condensed" fo:font-size="12pt" fo:font-style="normal" fo:font-weight="normal" officeooo:rsid="005217ae" officeooo:paragraph-rsid="00551cc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9bc6" officeooo:paragraph-rsid="00551cc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222" officeooo:paragraph-rsid="00551cc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1ab0d" officeooo:paragraph-rsid="00551cc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1d374" officeooo:paragraph-rsid="00551cc4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f869" officeooo:paragraph-rsid="0055f869" style:font-size-asian="12pt" style:font-weight-asian="bold" style:font-size-complex="12pt" style:font-weight-complex="bold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" officeooo:rsid="0053d0bb" officeooo:paragraph-rsid="00551cc4"/>
    </style:style>
    <style:style style:name="P35" style:family="paragraph" style:parent-style-name="Standard" style:list-style-name="L11">
      <style:paragraph-properties fo:text-align="start" style:justify-single-word="false"/>
      <style:text-properties style:font-name="DejaVu Sans Condensed" officeooo:rsid="0041d374" officeooo:paragraph-rsid="00551cc4"/>
    </style:style>
    <style:style style:name="P36" style:family="paragraph" style:parent-style-name="Standard" style:list-style-name="L15">
      <style:paragraph-properties fo:text-align="start" style:justify-single-word="false"/>
      <style:text-properties officeooo:paragraph-rsid="00551cc4"/>
    </style:style>
    <style:style style:name="P37" style:family="paragraph" style:parent-style-name="Standard" style:list-style-name="L28">
      <style:paragraph-properties fo:text-align="start" style:justify-single-word="false"/>
      <style:text-properties officeooo:paragraph-rsid="00551cc4"/>
    </style:style>
    <style:style style:name="P38" style:family="paragraph" style:parent-style-name="Standard">
      <style:paragraph-properties fo:text-align="start" style:justify-single-word="false"/>
      <style:text-properties fo:font-weight="bold" officeooo:rsid="005b9bc6" officeooo:paragraph-rsid="00551cc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35c9" style:font-weight-asian="bold" style:font-weight-complex="bold"/>
    </style:style>
    <style:style style:name="T3" style:family="text">
      <style:text-properties fo:font-weight="bold" officeooo:rsid="0041ab0d" style:font-weight-asian="bold" style:font-weight-complex="bold"/>
    </style:style>
    <style:style style:name="T4" style:family="text">
      <style:text-properties fo:font-weight="bold" officeooo:rsid="005c3816" style:font-weight-asian="bold" style:font-weight-complex="bold"/>
    </style:style>
    <style:style style:name="T5" style:family="text">
      <style:text-properties fo:font-weight="bold" officeooo:rsid="00551cc4" style:font-weight-asian="bold" style:font-weight-complex="bold"/>
    </style:style>
    <style:style style:name="T6" style:family="text">
      <style:text-properties fo:font-weight="bold" officeooo:rsid="005b9bc6" style:font-weight-asian="bold" style:font-weight-complex="bold"/>
    </style:style>
    <style:style style:name="T7" style:family="text">
      <style:text-properties officeooo:rsid="0041ab0d"/>
    </style:style>
    <style:style style:name="T8" style:family="text">
      <style:text-properties officeooo:rsid="0041d374"/>
    </style:style>
    <style:style style:name="T9" style:family="text">
      <style:text-properties officeooo:rsid="00492da9"/>
    </style:style>
    <style:style style:name="T10" style:family="text">
      <style:text-properties officeooo:rsid="00546502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73b41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74994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adeec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672f1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1ab0d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1d374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51cc4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41ab0d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1d37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546502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f4663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92da9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9cea0" style:font-size-asian="12pt" style:font-weight-asian="normal" style:font-size-complex="12pt" style:font-weight-complex="normal"/>
    </style:style>
    <style:style style:name="T27" style:family="text">
      <style:text-properties fo:font-size="12pt" fo:font-style="normal" fo:font-weight="normal" officeooo:rsid="0041ab0d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5217a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weight="normal" officeooo:rsid="005b9bc6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4f1b7d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4fcb3d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518f79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4cc222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551cc4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55f869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bold" officeooo:rsid="005b9bc6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style:font-size-asian="12pt" style:font-size-complex="12pt"/>
    </style:style>
    <style:style style:name="T38" style:family="text">
      <style:text-properties style:font-name="DejaVu Sans Condensed" fo:font-size="12pt" officeooo:rsid="004d7c90" style:font-size-asian="12pt" style:font-size-complex="12pt"/>
    </style:style>
    <style:style style:name="T39" style:family="text">
      <style:text-properties officeooo:rsid="00551cc4"/>
    </style:style>
    <style:style style:name="T40" style:family="text">
      <style:text-properties officeooo:rsid="005c3816"/>
    </style:style>
    <style:style style:name="T41" style:family="text">
      <style:text-properties officeooo:rsid="004f1b7d"/>
    </style:style>
    <style:style style:name="T42" style:family="text">
      <style:text-properties officeooo:rsid="005b9bc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2in" fo:margin-left="0.74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252in" fo:margin-left="0.74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3</text:span><text:span text:style-name="T13">0</text:span><text:span text:style-name="T14">5</text:span><text:span text:style-name="T15"> - </text:span><text:span text:style-name="T16">Flight - </text:span><text:span text:style-name="T19">Waypoints, Markpoints, Targetpoints</text:span></text:p>
      <text:p text:style-name="P28"/>
      <text:p text:style-name="P38"><text:span text:style-name="T38">G</text:span><text:span text:style-name="T37">eneral info about Waypoints, Markpoints, and Targetpoints</text:span></text:p>
      <text:list text:style-name="L15">
        <text:list-item>
          <text:p text:style-name="P36"><text:span text:style-name="T36">Waypoints</text:span><text:span text:style-name="T29"> ... W0-W60</text:span><text:span text:style-name="T30">, </text:span><text:span text:style-name="T29">W0 is your starting location</text:span></text:p>
        </text:list-item>
        <text:list-item>
          <text:p text:style-name="P36"><text:span text:style-name="T36">Markpoints</text:span><text:span text:style-name="T29"> ... </text:span><text:span text:style-name="T30">M</text:span><text:span text:style-name="T31">0</text:span><text:span text:style-name="T30">-M</text:span><text:span text:style-name="T31">29</text:span><text:span text:style-name="T35"> (M30 is same as M0??)</text:span></text:p>
        </text:list-item>
        <text:list-item>
          <text:p text:style-name="P36"><text:span text:style-name="T36">Targetpoints</text:span><text:span text:style-name="T29"> ... </text:span><text:span text:style-name="T30">T0</text:span><text:span text:style-name="T32">-</text:span><text:span text:style-name="T35">T10</text:span><text:span text:style-name="T29">, </text:span><text:span text:style-name="T32">T0 is </text:span><text:span text:style-name="T29">a special system targetpoint:</text:span></text:p>
          <text:list>
            <text:list-item>
              <text:p text:style-name="P11">T0 is automatically updated to the aimpoint (CCIP point, rocket pipper point, etc.) when a weapon is fired.</text:p>
            </text:list-item>
            <text:list-item>
              <text:p text:style-name="P11"><text:span text:style-name="T1">Long-press Lower Gray Button</text:span> to set T0 to the current designated point in the TPOD, and select it as the navigation destination.<text:span text:style-name="T40"> <text:s/>That also brings up the </text:span><text:span text:style-name="T4">Quick Access Menu</text:span><text:span text:style-name="T40"> on the UFC ODU to select between the types of points.</text:span></text:p>
            </text:list-item>
          </text:list>
        </text:list-item>
        <text:list-item>
          <text:p text:style-name="P24"><text:span text:style-name="T1">Steer To Point (STP)</text:span> ... The currently selected point for navigation, shown on EHSD between the up/down arrows. <text:s/>Distance and bearing to STP are shown in the HUD. <text:s/>Maverick range and JDAM DLZ are shown relative to the Steer To Point, not necessarily the target designation.</text:p>
        </text:list-item>
      </text:list>
      <text:p text:style-name="P18"/>
      <text:p text:style-name="P33">Lower Gray Button (WINC/Waypoint Increment) functionality</text:p>
      <text:list xml:id="list2300276210" text:style-name="L32">
        <text:list-item>
          <text:p text:style-name="P25"><text:span text:style-name="T1">Press Lower Gray Button</text:span> to cycle through your currently selected point type <text:span text:style-name="T42">(either waypoints, markpoints, or targetpoints)</text:span>.</text:p>
        </text:list-item>
        <text:list-item>
          <text:p text:style-name="P25"><text:span text:style-name="T1">With no target designation</text:span> (EHSD DESG OSB unboxed), <text:span text:style-name="T1">long-press Lower Gray Button</text:span> to open the Quick Access (QA) mode <text:span text:style-name="T42">on the UFC ODU, then select </text:span><text:span text:style-name="T6">WYPT</text:span><text:span text:style-name="T42">, </text:span><text:span text:style-name="T6">MKPT</text:span><text:span text:style-name="T42">, or </text:span><text:span text:style-name="T6">TGPT</text:span><text:span text:style-name="T42">, </text:span>(<text:span text:style-name="T42">optionally enter the number of point you want to select on the UFC keyboard</text:span>,)<text:span text:style-name="T42"> and press ENT. <text:s/>Now pressing </text:span><text:span text:style-name="T4">Lower Gray Button</text:span><text:span text:style-name="T42"> will cycle through that type of point.</text:span></text:p>
        </text:list-item>
        <text:list-item>
          <text:p text:style-name="P25"><text:span text:style-name="T1">With a target designation</text:span> (EHSD DESG OSB boxed), <text:span text:style-name="T1">long-press Lower Gray Button</text:span> to open the Quick Access (QA) mode as above, <text:span text:style-name="T1">and also</text:span> to save the target location to T0, <text:span text:style-name="T1">and</text:span> set T0 to be the current <text:span text:style-name="T1">Steer To Point (STP)</text:span>.</text:p>
        </text:list-item>
      </text:list>
      <text:list text:style-name="L22">
        <text:list-item>
          <text:p text:style-name="P12"><text:span text:style-name="T40">Note: O</text:span>n EHSD page, <text:span text:style-name="T40">when DATA is boxed,</text:span> waypoint up/down arrows increment through all point types<text:span text:style-name="T40">, but this is for display/editing them, and doesn't change your active navigation selection.</text:span></text:p>
          <text:list>
            <text:list-item>
              <text:p text:style-name="P26">You can also long-press the up/down arrow OSBs on the EHSD page to enter QA mode, .</text:p>
            </text:list-item>
          </text:list>
        </text:list-item>
      </text:list>
      <text:p text:style-name="P18"/>
      <text:p text:style-name="P31"><text:span text:style-name="T10">Create a new waypoint or </text:span>Edit a waypoint by entering coordinates</text:p>
      <text:list xml:id="list2442048941" text:style-name="L6">
        <text:list-item>
          <text:p text:style-name="P2"><text:span text:style-name="T21">On </text:span><text:span text:style-name="T17">EHSD</text:span><text:span text:style-name="T21"> page, press </text:span><text:span text:style-name="T17">DATA</text:span><text:span text:style-name="T21"> OSB to box.</text:span></text:p>
        </text:list-item>
        <text:list-item>
          <text:p text:style-name="P2"><text:span text:style-name="T21">On UFC keypad, enter number of waypoint to be </text:span><text:span text:style-name="T23">created or </text:span><text:span text:style-name="T21">edited</text:span><text:span text:style-name="T23">, or 77 to create a new waypoint after the last one</text:span><text:span text:style-name="T21">, then </text:span><text:span text:style-name="T17">ENT</text:span><text:span text:style-name="T21">.</text:span><text:span text:style-name="T23"> <text:s/></text:span><text:span text:style-name="T24">(</text:span><text:span text:style-name="T21">New waypoint number will be shown with "</text:span><text:span text:style-name="T17">*</text:span><text:span text:style-name="T21">" on display.</text:span><text:span text:style-name="T24">)</text:span></text:p>
        </text:list-item>
        <text:list-item>
          <text:p text:style-name="P34"><text:span text:style-name="T21">E</text:span><text:span text:style-name="T20">nter the waypoint coordinates as either lat/long or MGRS:</text:span></text:p>
        </text:list-item>
      </text:list>
      <text:list text:style-name="L29">
        <text:list-item>
          <text:p text:style-name="P4"><text:span text:style-name="T27">U</text:span><text:span text:style-name="T28">sing latitude/longitude:</text:span></text:p>
        </text:list-item>
      </text:list>
      <text:list xml:id="list220110681041604" text:continue-list="list2442048941" text:style-name="L6">
        <text:list-item>
          <text:list>
            <text:list-item>
              <text:list>
                <text:list-item>
                  <text:p text:style-name="P5">Press <text:span text:style-name="T1">POS</text:span> UFC OSB<text:span text:style-name="T9"> (subsequent presses toggle between lat and long).</text:span></text:p>
                </text:list-item>
                <text:list-item>
                  <text:p text:style-name="P7"><text:span text:style-name="T7">P</text:span>ress <text:span text:style-name="T1">2</text:span> for <text:span text:style-name="T1">N</text:span> or <text:span text:style-name="T1">8</text:span> for <text:span text:style-name="T1">S</text:span>, then latitude in <text:span text:style-name="T1">DDMM</text:span><text:span text:style-name="T2">SS</text:span> format, then <text:span text:style-name="T1">ENT</text:span>.</text:p>
                </text:list-item>
                <text:list-item>
                  <text:p text:style-name="P7"><text:span text:style-name="T7">P</text:span>ress <text:span text:style-name="T1">4</text:span> for <text:span text:style-name="T1">W</text:span> or <text:span text:style-name="T1">6</text:span> for <text:span text:style-name="T1">E</text:span>, then longitude in <text:span text:style-name="T1">D</text:span><text:span text:style-name="T3">D</text:span><text:span text:style-name="T1">DM</text:span><text:span text:style-name="T2">MSS</text:span> format <text:span text:style-name="T7">(note leading zero if needed)</text:span>, then <text:span text:style-name="T1">ENT</text:span>.</text:p>
                </text:list-item>
              </text:list>
            </text:list-item>
          </text:list>
        </text:list-item>
      </text:list>
      <text:list text:style-name="L30">
        <text:list-item>
          <text:p text:style-name="P27">Using MGRS grid:</text:p>
        </text:list-item>
      </text:list>
      <text:list text:style-name="L31">
        <text:list-item>
          <text:list>
            <text:list-item>
              <text:list>
                <text:list-item>
                  <text:p text:style-name="P8">Press UTM UFC OSB to show surrounding grids on other OSBs (subsequent presses show more surrounding grid squares).</text:p>
                </text:list-item>
                <text:list-item>
                  <text:p text:style-name="P8">Select grid square by pressing corresponding UFC OSB.</text:p>
                </text:list-item>
                <text:list-item>
                  <text:p text:style-name="P8">Enter coordinates on UFC keypay and press ENT.</text:p>
                </text:list-item>
              </text:list>
            </text:list-item>
          </text:list>
        </text:list-item>
      </text:list>
      <text:list xml:id="list220108816642318" text:continue-list="list220110681041604" text:style-name="L6">
        <text:list-item>
          <text:p text:style-name="P2"><text:span text:style-name="T25">Altitude is automatically set t</text:span><text:span text:style-name="T26">o</text:span><text:span text:style-name="T25"> ground level, change if needed by pressing the ALT OSB??</text:span></text:p>
        </text:list-item>
        <text:list-item>
          <text:p text:style-name="P5">On <text:span text:style-name="T1">EHSD</text:span> page, press <text:span text:style-name="T1">DATA</text:span> OSB to unbox <text:span text:style-name="T8">and stop editing.</text:span></text:p>
        </text:list-item>
      </text:list>
      <text:p text:style-name="P18"/>
      <text:p text:style-name="P32">Waypoint offsets, useful if you know a target bearing and distance from a waypoint</text:p>
      <text:list xml:id="list542586532" text:style-name="L11">
        <text:list-item>
          <text:p text:style-name="P3"><text:span text:style-name="T21">On </text:span><text:span text:style-name="T17">EHSD</text:span><text:span text:style-name="T21"> page, press </text:span><text:span text:style-name="T17">DATA</text:span><text:span text:style-name="T21"> OSB to box.</text:span></text:p>
        </text:list-item>
        <text:list-item>
          <text:p text:style-name="P3"><text:span text:style-name="T21">Press </text:span><text:span text:style-name="T18">WYPT</text:span><text:span text:style-name="T21"> UFC OSB </text:span><text:span text:style-name="T22">to change to </text:span><text:span text:style-name="T18">WO/S</text:span><text:span text:style-name="T22"> (Waypoint OffSet).</text:span></text:p>
        </text:list-item>
        <text:list-item>
          <text:p text:style-name="P35"><text:span text:style-name="T20">Press </text:span><text:span text:style-name="T11">BRG</text:span><text:span text:style-name="T20"> UFC OSB, then enter bearing on keypad, then </text:span><text:span text:style-name="T11">ENT</text:span><text:span text:style-name="T20">.</text:span></text:p>
        </text:list-item>
        <text:list-item>
          <text:p text:style-name="P35"><text:span text:style-name="T20">Press </text:span><text:span text:style-name="T11">RNG</text:span><text:span text:style-name="T20"> UFC OSB, then enter range on keypad, then </text:span><text:span text:style-name="T11">ENT</text:span><text:span text:style-name="T20">. <text:s/>Numbers less than 100 are interpreted as nmi, numbers greater than 100 are interpreted as meters.</text:span></text:p>
        </text:list-item>
        <text:list-item>
          <text:p text:style-name="P6">On <text:span text:style-name="T1">EHSD</text:span> page, press <text:span text:style-name="T1">DATA</text:span> OSB to unbox <text:span text:style-name="T8">and stop editing.</text:span></text:p>
        </text:list-item>
        <text:list-item>
          <text:p text:style-name="P9">Now when you have the waypoint with the offset selected, press the <text:span text:style-name="T1">WO/S</text:span> OSB to box it and track the offset instead of the waypoint itself.</text:p>
        </text:list-item>
      </text:list>
      <text:p text:style-name="P18"/>
      <text:p text:style-name="P29">Create Markpoint</text:p>
      <text:list text:style-name="L23">
        <text:list-item>
          <text:p text:style-name="P13">Press MKn OSB on EHSD page. <text:s/>Creates Markpoint on the ground at your current aircraft location. <text:s/>MK1 stores in Markpoint 1, etc.</text:p>
        </text:list-item>
        <text:list-item>
          <text:p text:style-name="P13">Or:</text:p>
          <text:list>
            <text:list-item>
              <text:p text:style-name="P13">Designate a target with TPOD or DMT.</text:p>
            </text:list-item>
            <text:list-item>
              <text:p text:style-name="P13">Press TOO button on UFC, select MKPT on UFC ODU, then enter a Markpoint number (next available number will be preselected), press ENT.</text:p>
            </text:list-item>
          </text:list>
        </text:list-item>
      </text:list>
      <text:p text:style-name="P17"/>
      <text:p text:style-name="P29">Create Targetpoint</text:p>
      <text:list text:style-name="L24">
        <text:list-item>
          <text:p text:style-name="P14">Designate a target with TPOD or DMT.</text:p>
        </text:list-item>
        <text:list-item>
          <text:p text:style-name="P14">Press TOO button on UFC, enter a Targetpoint number (next available number will be preselected), press ENT.</text:p>
        </text:list-item>
      </text:list>
      <text:p text:style-name="P19"/>
      <text:p text:style-name="P30"><text:soft-page-break/>Import F10 map markers<text:span text:style-name="T41"> -- WIP, not sure exactly how this works...</text:span></text:p>
      <text:list xml:id="list2947432636" text:style-name="L26">
        <text:list-item>
          <text:p text:style-name="P20">Put marks on the map, labeled <text:span text:style-name="T42">"</text:span><text:span text:style-name="T1">#TP</text:span><text:span text:style-name="T5">0</text:span><text:span text:style-name="T1">1</text:span><text:span text:style-name="T42">"</text:span>, <text:span text:style-name="T42">"</text:span><text:span text:style-name="T1">#TP</text:span><text:span text:style-name="T5">0</text:span><text:span text:style-name="T1">2</text:span><text:span text:style-name="T42">"</text:span>, etc.<text:span text:style-name="T42"> <text:s/></text:span><text:span text:style-name="T39">(</text:span><text:span text:style-name="T42">"#TP1" etc. also works.</text:span><text:span text:style-name="T39">)</text:span></text:p>
        </text:list-item>
        <text:list-item>
          <text:p text:style-name="P21">On right MFD, go to Menu &gt; CAS &gt; RCALL.</text:p>
        </text:list-item>
        <text:list-item>
          <text:p text:style-name="P20">Press RShift-RAlt-8 to import targets from map.</text:p>
        </text:list-item>
      </text:list>
      <text:list xml:id="list20628876" text:style-name="L27">
        <text:list-item>
          <text:list>
            <text:list-item>
              <text:p text:style-name="P15"><text:span text:style-name="T39">If marks are imported while on the ground, imported targets will appear in the built-in kneeboard page and be automatically assigned to targetpoints.</text:span></text:p>
            </text:list-item>
            <text:list-item>
              <text:p text:style-name="P15">If marks are imported while airborne, <text:span text:style-name="T39">they will not appear in the built-in kneeboard page nor will they be automatically assigned to targetpoints, but they will appear in the CAS &gt; RCALL page (see below) and can be assigned to targetpoints manually.</text:span></text:p>
            </text:list-item>
            <text:list-item>
              <text:p text:style-name="P22">In either case, marks will be appended to any existing records in the CAS &gt; RCALL page, regardless of their #TPnn labels</text:p>
            </text:list-item>
            <text:list-item>
              <text:p text:style-name="P15">NOTE: If you delete a marker and re-create it with the same name, and import again, it will show up as a new import. <text:s/>Imported marks can be deleted from the RCALL page by pressing the ERAS OSB on the UFC ODU.</text:p>
            </text:list-item>
            <text:list-item>
              <text:p text:style-name="P15">For your own organization, it's recommended to name the #TPnn map markers in order from the next available item in the CAS &gt; RCALL page.</text:p>
            </text:list-item>
          </text:list>
        </text:list-item>
      </text:list>
      <text:list xml:id="list220109168046579" text:continue-list="list2947432636" text:style-name="L26">
        <text:list-item>
          <text:p text:style-name="P21">Use up/down arrow OSBs to select <text:span text:style-name="T39">an imported mark</text:span><text:span text:style-name="T42">.</text:span></text:p>
        </text:list-item>
        <text:list-item>
          <text:p text:style-name="P21">Press CAS OSB again<text:span text:style-name="T39"> to return to the main CAS page</text:span>, then press USE OSB.</text:p>
        </text:list-item>
        <text:list-item>
          <text:p text:style-name="P21">On UFC, press number of targetpoint you want to assign the mark to (e.g. 1), then ENT.</text:p>
        </text:list-item>
      </text:list>
      <text:list text:style-name="L28">
        <text:list-item>
          <text:list>
            <text:list-item>
              <text:p text:style-name="P37"><text:span text:style-name="T29">Enter more in sequence by repeating: </text:span><text:span text:style-name="T33">Down arrow OSB, USE OSB, press number of target point (e.g. 2), then ENT.</text:span><text:span text:style-name="T34"> <text:s/>You don't have to go back to the RCALL page to use the up/down arrows.</text:span></text:p>
            </text:list-item>
          </text:list>
        </text:list-item>
      </text:list>
      <text:list xml:id="list220109305488868" text:continue-list="list220109168046579" text:style-name="L26">
        <text:list-item>
          <text:p text:style-name="P16">Left MFD on EHSD screen will automatically go to DATA mode<text:span text:style-name="T39"> while importing</text:span>. <text:s/>If you move the TDC while in this mode<text:span text:style-name="T39">, and you have INS as SOI</text:span>, it will move the waypoint! <text:s/>Re<text:span text:style-name="T39">-</text:span>import the marker as that target point to reset (any other way to reset to original position??).</text:p>
        </text:list-item>
        <text:list-item>
          <text:p text:style-name="P16">When finished importing and setting target points, press DATA OSB on left MFD.</text:p>
        </text:list-item>
        <text:list-item>
          <text:p text:style-name="P23">Targetpoints are now available to select, navigate to, and designate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7T22:01:08.423000000</dc:date>
    <meta:editing-duration>P3DT18H2M12S</meta:editing-duration>
    <meta:editing-cycles>64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59" meta:word-count="1070" meta:character-count="5874" meta:non-whitespace-character-count="4901"/>
  </office:meta>
</office:document-meta>
</file>